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style="italic" fo:font-weight="bold" officeooo:rsid="0001c833" officeooo:paragraph-rsid="0001c833" style:font-size-asian="22.75pt" style:font-style-asian="italic" style:font-weight-asian="bold" style:font-size-complex="26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6pt" fo:font-style="italic" fo:font-weight="bold" officeooo:rsid="00026568" officeooo:paragraph-rsid="00026568" style:font-size-asian="22.75pt" style:font-style-asian="italic" style:font-weight-asian="bold" style:font-size-complex="26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6pt" fo:font-style="italic" fo:font-weight="bold" officeooo:rsid="00032b51" officeooo:paragraph-rsid="00032b51" style:font-size-asian="22.75pt" style:font-style-asian="italic" style:font-weight-asian="bold" style:font-size-complex="26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6pt" fo:font-style="italic" fo:font-weight="bold" officeooo:rsid="0003c9a1" officeooo:paragraph-rsid="0003c9a1" style:font-size-asian="22.75pt" style:font-style-asian="italic" style:font-weight-asian="bold" style:font-size-complex="26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6pt" fo:font-style="italic" fo:font-weight="bold" officeooo:rsid="00058d1b" officeooo:paragraph-rsid="00058d1b" style:font-size-asian="22.75pt" style:font-style-asian="italic" style:font-weight-asian="bold" style:font-size-complex="26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2pt" fo:font-style="italic" fo:font-weight="bold" officeooo:rsid="0003c9a1" officeooo:paragraph-rsid="0003c9a1" style:font-size-asian="19.25pt" style:font-style-asian="italic" style:font-weight-asian="bold" style:font-size-complex="22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2pt" fo:font-style="italic" fo:font-weight="bold" officeooo:rsid="00086b8f" officeooo:paragraph-rsid="00086b8f" style:font-size-asian="22pt" style:font-style-asian="italic" style:font-weight-asian="bold" style:font-size-complex="22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0pt" fo:font-style="italic" fo:font-weight="bold" officeooo:rsid="00035f45" officeooo:paragraph-rsid="00035f45" style:font-size-asian="20pt" style:font-style-asian="italic" style:font-weight-asian="bold" style:font-size-complex="20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0pt" fo:font-style="italic" fo:font-weight="bold" officeooo:rsid="00035f45" officeooo:paragraph-rsid="0003c9a1" style:font-size-asian="20pt" style:font-style-asian="italic" style:font-weight-asian="bold" style:font-size-complex="20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0pt" fo:font-style="italic" fo:font-weight="bold" officeooo:rsid="00035f45" officeooo:paragraph-rsid="00058d1b" style:font-size-asian="20pt" style:font-style-asian="italic" style:font-weight-asian="bold" style:font-size-complex="20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20pt" fo:font-style="italic" fo:font-weight="bold" officeooo:rsid="0003c9a1" officeooo:paragraph-rsid="0003c9a1" style:font-size-asian="20pt" style:font-style-asian="italic" style:font-weight-asian="bold" style:font-size-complex="20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20pt" fo:font-style="italic" fo:font-weight="bold" officeooo:rsid="00058d1b" officeooo:paragraph-rsid="00058d1b" style:font-size-asian="17.5pt" style:font-style-asian="italic" style:font-weight-asian="bold" style:font-size-complex="20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20pt" fo:font-style="italic" fo:font-weight="bold" officeooo:rsid="00067305" officeooo:paragraph-rsid="00067305" style:font-size-asian="17.5pt" style:font-style-asian="italic" style:font-weight-asian="bold" style:font-size-complex="20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8pt" fo:font-style="italic" fo:font-weight="bold" officeooo:rsid="0003c9a1" officeooo:paragraph-rsid="0003c9a1" style:font-size-asian="18pt" style:font-style-asian="italic" style:font-weight-asian="bold" style:font-size-complex="18pt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8pt" fo:font-style="italic" fo:font-weight="normal" officeooo:rsid="00086b8f" officeooo:paragraph-rsid="00086b8f" style:font-size-asian="15.75pt" style:font-style-asian="italic" style:font-weight-asian="normal" style:font-size-complex="18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9pt" fo:font-style="italic" fo:font-weight="bold" officeooo:rsid="00035f45" officeooo:paragraph-rsid="0003c9a1" style:font-size-asian="19pt" style:font-style-asian="italic" style:font-weight-asian="bold" style:font-size-complex="19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9pt" fo:font-style="italic" fo:font-weight="bold" officeooo:rsid="0003c9a1" officeooo:paragraph-rsid="0003c9a1" style:font-size-asian="19pt" style:font-style-asian="italic" style:font-weight-asian="bold" style:font-size-complex="19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9pt" fo:font-style="italic" fo:font-weight="bold" officeooo:rsid="0003c9a1" officeooo:paragraph-rsid="00058d1b" style:font-size-asian="19pt" style:font-style-asian="italic" style:font-weight-asian="bold" style:font-size-complex="19pt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9pt" fo:font-style="italic" fo:font-weight="bold" officeooo:rsid="00058d1b" officeooo:paragraph-rsid="00058d1b" style:font-size-asian="19pt" style:font-style-asian="italic" style:font-weight-asian="bold" style:font-size-complex="19pt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9pt" fo:font-style="italic" fo:font-weight="bold" officeooo:rsid="00067305" officeooo:paragraph-rsid="00067305" style:font-size-asian="19pt" style:font-style-asian="italic" style:font-weight-asian="bold" style:font-size-complex="19pt" style:font-style-complex="italic" style:font-weight-complex="bold"/>
    </style:style>
    <style:style style:name="P21" style:family="paragraph" style:parent-style-name="Standard">
      <style:paragraph-properties fo:text-align="center" style:justify-single-word="false" fo:break-before="page"/>
      <style:text-properties fo:font-size="26pt" fo:font-style="italic" fo:font-weight="bold" officeooo:rsid="0003c9a1" officeooo:paragraph-rsid="0003c9a1" style:font-size-asian="22.75pt" style:font-style-asian="italic" style:font-weight-asian="bold" style:font-size-complex="26pt" style:font-style-complex="italic" style:font-weight-complex="bold"/>
    </style:style>
    <style:style style:name="P22" style:family="paragraph" style:parent-style-name="Standard">
      <style:paragraph-properties fo:text-align="center" style:justify-single-word="false" fo:break-before="page"/>
      <style:text-properties fo:font-size="26pt" fo:font-style="italic" fo:font-weight="bold" officeooo:rsid="00058d1b" officeooo:paragraph-rsid="00058d1b" style:font-size-asian="22.75pt" style:font-style-asian="italic" style:font-weight-asian="bold" style:font-size-complex="26pt" style:font-style-complex="italic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20pt" fo:font-style="italic" fo:font-weight="normal" officeooo:rsid="00035f45" officeooo:paragraph-rsid="00035f45" style:font-size-asian="20pt" style:font-style-asian="italic" style:font-weight-asian="normal" style:font-size-complex="20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20pt" fo:font-style="italic" fo:font-weight="normal" officeooo:rsid="0003c9a1" officeooo:paragraph-rsid="0003c9a1" style:font-size-asian="20pt" style:font-style-asian="italic" style:font-weight-asian="normal" style:font-size-complex="20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20pt" fo:font-style="italic" fo:font-weight="normal" officeooo:rsid="00067305" officeooo:paragraph-rsid="00067305" style:font-size-asian="17.5pt" style:font-style-asian="italic" style:font-weight-asian="normal" style:font-size-complex="20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8pt" fo:font-style="italic" fo:font-weight="normal" officeooo:rsid="0003c9a1" officeooo:paragraph-rsid="0003c9a1" style:font-size-asian="18pt" style:font-style-asian="italic" style:font-weight-asian="normal" style:font-size-complex="18pt" style:font-style-complex="italic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26pt" fo:font-style="italic" fo:font-weight="bold" officeooo:rsid="0003c9a1" officeooo:paragraph-rsid="0003c9a1" style:font-size-asian="22.75pt" style:font-style-asian="italic" style:font-weight-asian="bold" style:font-size-complex="26pt" style:font-style-complex="italic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24pt" fo:font-style="italic" fo:font-weight="bold" officeooo:rsid="0009d085" officeooo:paragraph-rsid="0009d085" style:font-size-asian="24pt" style:font-style-asian="italic" style:font-weight-asian="bold" style:font-size-complex="24pt" style:font-style-complex="italic" style:font-weight-complex="bold"/>
    </style:style>
    <style:style style:name="P29" style:family="paragraph" style:parent-style-name="Heading_20_5">
      <style:paragraph-properties fo:text-align="start" style:justify-single-word="false"/>
      <style:text-properties style:font-name="Liberation Serif" fo:font-size="19pt" fo:font-style="italic" fo:font-weight="bold" officeooo:rsid="00067305" officeooo:paragraph-rsid="00067305" style:font-size-asian="19pt" style:font-style-asian="italic" style:font-weight-asian="bold" style:font-size-complex="19pt" style:font-style-complex="italic" style:font-weight-complex="bold"/>
    </style:style>
    <style:style style:name="P30" style:family="paragraph" style:parent-style-name="Heading_20_5">
      <style:text-properties style:font-name="Liberation Serif" fo:font-size="20pt" fo:font-style="italic" fo:font-weight="normal" officeooo:rsid="00067305" officeooo:paragraph-rsid="00067305" style:font-size-asian="17.5pt" style:font-style-asian="italic" style:font-weight-asian="normal" style:font-size-complex="20pt" style:font-style-complex="italic" style:font-weight-complex="normal"/>
    </style:style>
    <style:style style:name="T1" style:family="text">
      <style:text-properties officeooo:rsid="00032b5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3c9a1" style:font-weight-asian="normal" style:font-weight-complex="normal"/>
    </style:style>
    <style:style style:name="T4" style:family="text">
      <style:text-properties fo:font-weight="normal" officeooo:rsid="00058d1b" style:font-weight-asian="normal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58d1b"/>
    </style:style>
    <style:style style:name="T8" style:family="text">
      <style:text-properties officeooo:rsid="00086b8f"/>
    </style:style>
    <style:style style:name="T9" style:family="text">
      <style:text-properties officeooo:rsid="00087d2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Assignment – I</text:p>
      <text:p text:style-name="P1"/>
      <text:p text:style-name="P1">Adwait Thattey</text:p>
      <text:p text:style-name="P1">S20170010004</text:p>
      <text:p text:style-name="P1">Section – A</text:p>
      <text:p text:style-name="P1"/>
      <text:p text:style-name="P1"/>
      <text:p text:style-name="P2">Doctor’s Offic<text:span text:style-name="T1">e</text:span></text:p>
      <text:p text:style-name="P2"/>
      <text:p text:style-name="P2"/>
      <text:p text:style-name="P3">Scope:</text:p>
      <text:list xml:id="list4237325561" text:style-name="L1">
        <text:list-header>
          <text:p text:style-name="P23"/>
        </text:list-header>
      </text:list>
      <text:p text:style-name="P10">1. <text:span text:style-name="T4">All work should happen through a website</text:span></text:p>
      <text:p text:style-name="P10"><text:span text:style-name="T7">2. </text:span><text:span text:style-name="T2">Keep record of all past medical history of the patient.</text:span></text:p>
      <text:p text:style-name="P8"><text:span text:style-name="T7">3</text:span>. <text:span text:style-name="T2">Keep record of all past prescriptions given to patient.</text:span></text:p>
      <text:p text:style-name="P8"><text:span text:style-name="T7">4</text:span>. <text:span text:style-name="T2">Keep record of all the staff members working in the office.</text:span></text:p>
      <text:p text:style-name="P11"><text:span text:style-name="T7">5</text:span>. <text:span text:style-name="T2">Keep record of all medicines and equipment currently in stock.</text:span></text:p>
      <text:p text:style-name="P11"><text:span text:style-name="T7">6</text:span>. <text:span text:style-name="T2">Patients should be able to make an appointment online</text:span></text:p>
      <text:p text:style-name="P11"><text:span text:style-name="T7">7</text:span>. <text:span text:style-name="T2">Patients can view their past history.</text:span></text:p>
      <text:p text:style-name="P9"><text:span text:style-name="T7">8</text:span>. <text:span text:style-name="T3">Patients can pay for their expenses online</text:span></text:p>
      <text:p text:style-name="P24"/>
      <text:p text:style-name="P4"/>
      <text:p text:style-name="P28">PTO-&gt;</text:p>
      <text:p text:style-name="P21">Functional Requirements</text:p>
      <text:p text:style-name="P4"/>
      <text:p text:style-name="P6"><text:span text:style-name="T8">Functional-</text:span>User Requirements:</text:p>
      <text:p text:style-name="P6"/>
      <text:p text:style-name="P16"><text:span text:style-name="T3">1. </text:span><text:span text:style-name="T2">Doctor will be able to prescribe the medicines from his <text:tab/>computer and the patient can directly collect the <text:tab/>medicines from the dispensary.</text:span></text:p>
      <text:p text:style-name="P17">2. <text:span text:style-name="T2">Alert the store manager if a medicine is running out of <text:tab/>stock</text:span></text:p>
      <text:p text:style-name="P17">3. <text:span text:style-name="T2">Alert the doctor if he tries to prescribe a medicine that is <text:tab/>currently out of stock</text:span></text:p>
      <text:p text:style-name="P17">4. <text:span text:style-name="T2">Alert the doctor if he tries to prescribe a medicine that the patient is allergic to, based on past history</text:span></text:p>
      <text:p text:style-name="P17">5. <text:span text:style-name="T2">Generate monthly salary slips of all staff/employees</text:span></text:p>
      <text:p text:style-name="P26"/>
      <text:p text:style-name="P11"><text:span text:style-name="T8">Functional-</text:span>System Requirements:</text:p>
      <text:p text:style-name="P14"/>
      <text:p text:style-name="P17">1. <text:span text:style-name="T5">Large database to store all the data of patients/doctors/other staff</text:span></text:p>
      <text:p text:style-name="P18">2. <text:span text:style-name="T4">A back end to operate on the database and perform actions</text:span></text:p>
      <text:p text:style-name="P18"><text:span text:style-name="T7">3. </text:span><text:span text:style-name="T4">A simple but appealing front end GUI for the doctors and patients.</text:span></text:p>
      <text:p text:style-name="P18"><text:span text:style-name="T7">4. </text:span><text:span text:style-name="T4">Servers to host the website</text:span></text:p>
      <text:p text:style-name="P19">5. <text:span text:style-name="T2">A domain name so that patients can access the websites <text:tab/>from their homes too.</text:span> </text:p>
      <text:p text:style-name="P18"><text:span text:style-name="T7">5. </text:span><text:span text:style-name="T4">Authentication system for all users</text:span></text:p>
      <text:p text:style-name="P20">6. <text:span text:style-name="T2">The payment gateway should be in accordance with all modern protocols and secure</text:span></text:p>
      <text:h text:style-name="P29" text:outline-level="5"><text:span text:style-name="T9">7</text:span>.<text:span text:style-name="T2"> A backup of the database should be made periodically(say every 24 hours)</text:span></text:h>
      <text:p text:style-name="P12"/>
      <text:p text:style-name="P22">Non-Functional Requirements</text:p>
      <text:p text:style-name="P5"/>
      <text:p text:style-name="P12"><text:span text:style-name="T8">NonFunctional-</text:span>User Requirements:</text:p>
      <text:p text:style-name="P12"/>
      <text:p text:style-name="P12">1. <text:span text:style-name="T2">The website should be fast. (especially for patients)</text:span></text:p>
      <text:p text:style-name="P12">2. <text:span text:style-name="T2">Send SMS/Email Alerts to patients 24 hours before their appointment</text:span></text:p>
      <text:p text:style-name="P12">3. <text:span text:style-name="T2">Allow the head/admin to manually change the data through an admin portal (but make a log of this)</text:span></text:p>
      <text:p text:style-name="P12">4. <text:span text:style-name="T2">Allow the users to print their monthly summary</text:span></text:p>
      <text:p text:style-name="P12"/>
      <text:p text:style-name="P13"><text:span text:style-name="T8">NonFunctional-</text:span>System Requirements:</text:p>
      <text:p text:style-name="P13">1. <text:span text:style-name="T2">The website should be compatible across all browsers</text:span></text:p>
      <text:p text:style-name="P13">2. <text:span text:style-name="T2">The website should be responsive. Should change the <text:tab/>layout according to the device user is using</text:span></text:p>
      <text:p text:style-name="P13">3. <text:span text:style-name="T2">Nobody except the main admin person should be able to directly make changes to the database (without the back- end). Rest all should use the admin panel so their changes can be logged</text:span></text:p>
      <text:p text:style-name="P25"/>
      <text:p text:style-name="P7"/>
      <text:p text:style-name="P7">Completion Criteria</text:p>
      <text:p text:style-name="P15"><text:span text:style-name="T6">1.</text:span> The website will be considered “complete” if all the functional requirements are fulfilled with minimum number of non-critical bugs.</text:p>
      <text:p text:style-name="P15"><text:span text:style-name="T6">2.</text:span> Once the website is “complete” , work can be started to add as many non-functional requirements as possible.</text:p>
      <text:h text:style-name="P30" text:outline-level="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3.2$Linux_X86_64 LibreOffice_project/00m0$Build-2</meta:generator>
    <dc:date>2018-09-08T22:52:34.547404985</dc:date>
    <meta:editing-duration>PT24M19S</meta:editing-duration>
    <meta:editing-cycles>6</meta:editing-cycles>
    <meta:document-statistic meta:table-count="0" meta:image-count="0" meta:object-count="0" meta:page-count="3" meta:paragraph-count="44" meta:word-count="422" meta:character-count="2530" meta:non-whitespace-character-count="2143"/>
  </office:meta>
</office:document-meta>
</file>